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40390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רכז מסחרי גנים</text:span></text:p>
      <text:p text:style-name="P8"/>
      <text:p text:style-name="P1"><text:span text:style-name="T1">כתובת</text:span><text:span text:style-name="T2"> נגבה 24</text:span><text:span text:style-name="T1"> <text:s/>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8"/>052-5909362 <text:s text:c="135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/>אב בית שמעון בר און ופיטר וינשטיין 054-4848235 <text:s text:c="3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10"/>בכניסה ראשית של המרכז משמאל לדלת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. בסמוך לתיקרה מסומן</text:span></text:p>
      <text:p text:style-name="P1"><text:span text:style-name="T1">מיקום ברזי כיבוי עיקריים "3</text:span><text:span text:style-name="T4"> <text:s text:c="4"/>מסביב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מעון בר און</text:p>
          </table:table-cell>
          <table:table-cell table:style-name="Table2.A1" office:value-type="string">
            <text:p text:style-name="P14">אב ב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5909362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חייק שלום</text:p>
          </table:table-cell>
          <table:table-cell table:style-name="Table2.A1" office:value-type="string">
            <text:p text:style-name="P14">מנהל בית מרחק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352747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מאבטח</text:p>
          </table:table-cell>
          <table:table-cell table:style-name="Table2.A1" office:value-type="string">
            <text:p text:style-name="P14">פיטר ויישטין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4848235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חדר חשמל ראשי וחדר גנרטור בחניון מפלס 1- במרכז קיימת צובר גז גפ"מ תת קרקעי </text:p>
          </table:table-cell>
        </table:table-row>
        <table:table-row table:style-name="Table3.1">
          <table:table-cell table:style-name="Table3.A1" office:value-type="string">
            <text:p text:style-name="P14">לא במימוש.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4">במבנה 2 מפלסים תת קרקעים </text:span><text:span text:style-name="T4">–</text:span><text:span text:style-name="T4"> חניון חדרים טכניים, מחסן שופרסל</text:span>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4:52:00</meta:creation-date>
    <dc:creator>אתי מנצור</dc:creator>
    <dc:date>2013-08-12T04:52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3" meta:word-count="167" meta:character-count="1611"/>
    <meta:generator>OpenOffice/4.0.1$Win32 OpenOffice.org_project/401m5$Build-9714</meta:generator>
  </office:meta>
</office:document-meta>
</file>